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8abf" officeooo:paragraph-rsid="00178abf"/>
    </style:style>
    <style:style style:name="P2" style:family="paragraph" style:parent-style-name="Standard">
      <style:text-properties officeooo:paragraph-rsid="00178abf"/>
    </style:style>
    <style:style style:name="P3" style:family="paragraph" style:parent-style-name="Standard">
      <style:text-properties officeooo:rsid="00193d1f" officeooo:paragraph-rsid="00193d1f"/>
    </style:style>
    <style:style style:name="T1" style:family="text">
      <style:text-properties officeooo:rsid="00178abf"/>
    </style:style>
    <style:style style:name="T2" style:family="text">
      <style:text-properties officeooo:rsid="00193d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Achievements :</text:p>
      <text:p text:style-name="P1">1-Goal : Collect 10000 coin or more in total</text:p>
      <text:p text:style-name="P1"><text:s text:c="3"/>Achievement : Gold digger </text:p>
      <text:p text:style-name="P1"/>
      <text:p text:style-name="P1">2-Goal : <text:span text:style-name="T2">P</text:span>ass through a shooting star </text:p>
      <text:p text:style-name="P1"><text:s text:c="2"/>Achievement : Make a wish</text:p>
      <text:p text:style-name="P1"/>
      <text:p text:style-name="P1">3-Goal : Break 50 Shooting star or more</text:p>
      <text:p text:style-name="P1"><text:s text:c="2"/>Achievement : Man of steel </text:p>
      <text:p text:style-name="P1"/>
      <text:p text:style-name="P2"><text:span text:style-name="T1">4-Goal : Score 50000 or more </text:span></text:p>
      <text:p text:style-name="P1"><text:s text:c="2"/>Achievement : Limit breaker</text:p>
      <text:p text:style-name="P1"/>
      <text:p text:style-name="P1">/*</text:p>
      <text:p text:style-name="P1">5-Goal : Collect 100 warp drive</text:p>
      <text:p text:style-name="P2"><text:span text:style-name="T1"><text:s text:c="2"/>Achievement : Hyper sonic speed</text:span></text:p>
      <text:p text:style-name="P2"><text:span text:style-name="T1">*/</text:span></text:p>
      <text:p text:style-name="P2"/>
      <text:p text:style-name="P1">6-Goal : <text:span text:style-name="T2">Pass through a worm hole</text:span></text:p>
      <text:p text:style-name="P1"><text:s text:c="2"/><text:span text:style-name="T2">Achievement : </text:span></text:p>
      <text:p text:style-name="P1"/>
      <text:p text:style-name="P3">7-Goal : Get Sucked by a black hole</text:p>
      <text:p text:style-name="P3"><text:s text:c="2"/>Achievement : What’s inside ?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0:37:10.057902215</meta:creation-date>
    <dc:date>2022-03-01T10:53:08.113602987</dc:date>
    <meta:editing-duration>PT5M1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86" meta:character-count="466" meta:non-whitespace-character-count="377"/>
  </office:meta>
</office:document-meta>
</file>